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svg:stroke-color="#ff3333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4" style:family="paragraph">
      <style:paragraph-properties fo:margin-left="1.245cm" fo:margin-right="0cm" fo:text-align="start" fo:text-indent="0.356cm"/>
    </style:style>
    <style:style style:name="P5" style:family="paragraph">
      <loext:graphic-properties draw:fill="none"/>
      <style:paragraph-properties fo:margin-left="2.489cm" fo:margin-right="0cm" fo:text-align="center" fo:text-indent="0.356cm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  <draw:line draw:style-name="gr2" draw:text-style-name="P2" draw:layer="layout" svg:x1="-2.921cm" svg:y1="13.589cm" svg:x2="17.145cm" svg:y2="-1.397cm">
          <text:p/>
        </draw:line>
        <draw:frame draw:style-name="gr3" draw:text-style-name="P3" draw:layer="layout" svg:width="1.065cm" svg:height="0.962cm" svg:x="8.714cm" svg:y="6.277cm">
          <draw:text-box>
            <text:p><text:span text:style-name="T1">b</text:span></text:p>
          </draw:text-box>
        </draw:frame>
        <draw:line draw:style-name="gr4" draw:text-style-name="P5" draw:layer="layout" svg:x1="8.636cm" svg:y1="8.383cm" svg:x2="8.636cm" svg:y2="5.208cm">
          <text:p text:style-name="P4"><text:s text:c="3"/></text:p>
        </draw:line>
        <draw:line draw:style-name="gr4" draw:text-style-name="P5" draw:layer="layout" svg:x1="5.715cm" svg:y1="10.414cm" svg:x2="5.715cm" svg:y2="7.239cm">
          <text:p text:style-name="P4"><text:s text:c="3"/></text:p>
        </draw:line>
        <draw:line draw:style-name="gr4" draw:text-style-name="P5" draw:layer="layout" svg:x1="5.588cm" svg:y1="10.541cm" svg:x2="1.397cm" svg:y2="10.541cm">
          <text:p text:style-name="P4"><text:s text:c="3"/></text:p>
        </draw:line>
        <draw:frame draw:style-name="gr5" draw:text-style-name="P3" draw:layer="layout" svg:width="1.397cm" svg:height="1.016cm" svg:x="5.842cm" svg:y="8.636cm">
          <draw:text-box>
            <text:p><text:span text:style-name="T1">Δy</text:span></text:p>
          </draw:text-box>
        </draw:frame>
        <draw:frame draw:style-name="gr5" draw:text-style-name="P3" draw:layer="layout" svg:width="1.397cm" svg:height="1.016cm" svg:x="2.921cm" svg:y="10.668cm">
          <draw:text-box>
            <text:p><text:span text:style-name="T1">Δ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1:04:29.527071603</dc:date>
    <meta:editing-duration>P1DT16H42M56S</meta:editing-duration>
    <meta:editing-cycles>6</meta:editing-cycles>
    <meta:generator>LibreOffice/5.1.6.2$Linux_X86_64 LibreOffice_project/10m0$Build-2</meta:generator>
    <meta:document-statistic meta:object-count="8"/>
  </office:meta>
</office:document-meta>
</file>